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>
            <text:p>problem</text:p>
          </table:table-cell>
          <table:table-cell table:style-name="ce1" office:value-type="string">
            <text:p>答え</text:p>
          </table:table-cell>
          <table:table-cell table:style-name="ce1" office:value-type="string">
            <text:p>実行時間 [s]</text:p>
          </table:table-cell>
          <table:table-cell table:style-name="ce1" office:value-type="string">
            <text:p>実行時間 [ms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168">
            <text:p>233168</text:p>
          </table:table-cell>
          <table:table-cell office:value-type="float" office:value="0.00131590935046">
            <text:p>0.0013159094</text:p>
          </table:table-cell>
          <table:table-cell table:formula="of:=[.C3]*1000" office:value-type="float" office:value="1.31590935046">
            <text:p>1.3159093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13732">
            <text:p>4613732</text:p>
          </table:table-cell>
          <table:table-cell office:value-type="float" office:value="0.000867440690668">
            <text:p>0.0008674407</text:p>
          </table:table-cell>
          <table:table-cell table:formula="of:=[.C4]*1000" office:value-type="float" office:value="0.867440690668">
            <text:p>0.86744069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57">
            <text:p>6857</text:p>
          </table:table-cell>
          <table:table-cell office:value-type="float" office:value="0.0044699855898">
            <text:p>0.0044699856</text:p>
          </table:table-cell>
          <table:table-cell table:formula="of:=[.C5]*1000" office:value-type="float" office:value="4.4699855898">
            <text:p>4.46998558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6609">
            <text:p>906609</text:p>
          </table:table-cell>
          <table:table-cell office:value-type="float" office:value="0.574830715416">
            <text:p>0.5748307154</text:p>
          </table:table-cell>
          <table:table-cell table:formula="of:=[.C6]*1000" office:value-type="float" office:value="574.830715416">
            <text:p>574.8307154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792560">
            <text:p>232792560</text:p>
          </table:table-cell>
          <table:table-cell office:value-type="float" office:value="0.000609193529139">
            <text:p>0.0006091935</text:p>
          </table:table-cell>
          <table:table-cell table:formula="of:=[.C7]*1000" office:value-type="float" office:value="0.609193529139">
            <text:p>0.60919352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64150">
            <text:p>25164150</text:p>
          </table:table-cell>
          <table:table-cell office:value-type="float" office:value="0.000462268496835">
            <text:p>0.0004622685</text:p>
          </table:table-cell>
          <table:table-cell table:formula="of:=[.C8]*1000" office:value-type="float" office:value="0.462268496835">
            <text:p>0.46226849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743">
            <text:p>104743</text:p>
          </table:table-cell>
          <table:table-cell office:value-type="float" office:value="0.353665554998">
            <text:p>0.353665555</text:p>
          </table:table-cell>
          <table:table-cell table:formula="of:=[.C9]*1000" office:value-type="float" office:value="353.665554998">
            <text:p>353.6655549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824">
            <text:p>40824</text:p>
          </table:table-cell>
          <table:table-cell office:value-type="float" office:value="0.0371284047791">
            <text:p>0.0371284048</text:p>
          </table:table-cell>
          <table:table-cell table:formula="of:=[.C10]*1000" office:value-type="float" office:value="37.1284047791">
            <text:p>37.12840477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875000">
            <text:p>31875000</text:p>
          </table:table-cell>
          <table:table-cell office:value-type="float" office:value="0.0135918486762">
            <text:p>0.0135918487</text:p>
          </table:table-cell>
          <table:table-cell table:formula="of:=[.C11]*1000" office:value-type="float" office:value="13.5918486762">
            <text:p>13.59184867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913828922">
            <text:p>142913828922</text:p>
          </table:table-cell>
          <table:table-cell office:value-type="float" office:value="3.41903692887">
            <text:p>3.4190369289</text:p>
          </table:table-cell>
          <table:table-cell table:formula="of:=[.C12]*1000" office:value-type="float" office:value="3419.03692887">
            <text:p>3419.036928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600674">
            <text:p>70600674</text:p>
          </table:table-cell>
          <table:table-cell office:value-type="float" office:value="0.0137189723138">
            <text:p>0.0137189723</text:p>
          </table:table-cell>
          <table:table-cell table:formula="of:=[.C13]*1000" office:value-type="float" office:value="13.7189723138">
            <text:p>13.71897231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576500">
            <text:p>76576500</text:p>
          </table:table-cell>
          <table:table-cell office:value-type="float" office:value="0.991205670665">
            <text:p>0.9912056707</text:p>
          </table:table-cell>
          <table:table-cell table:formula="of:=[.C14]*1000" office:value-type="float" office:value="991.205670665">
            <text:p>991.20567066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37376230">
            <text:p>5537376230</text:p>
          </table:table-cell>
          <table:table-cell office:value-type="float" office:value="0.00316370014975">
            <text:p>0.0031637001</text:p>
          </table:table-cell>
          <table:table-cell table:formula="of:=[.C15]*1000" office:value-type="float" office:value="3.16370014975">
            <text:p>3.16370014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7799">
            <text:p>837799</text:p>
          </table:table-cell>
          <table:table-cell office:value-type="float" office:value="4.57057919259">
            <text:p>4.5705791926</text:p>
          </table:table-cell>
          <table:table-cell table:formula="of:=[.C16]*1000" office:value-type="float" office:value="4570.57919259">
            <text:p>4570.5791925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7846528820">
            <text:p>137846528820</text:p>
          </table:table-cell>
          <table:table-cell office:value-type="float" office:value="0.000542146953262">
            <text:p>0.000542147</text:p>
          </table:table-cell>
          <table:table-cell table:formula="of:=[.C17]*1000" office:value-type="float" office:value="0.542146953262">
            <text:p>0.54214695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66">
            <text:p>1366</text:p>
          </table:table-cell>
          <table:table-cell office:value-type="float" office:value="0.00102366327092">
            <text:p>0.0010236633</text:p>
          </table:table-cell>
          <table:table-cell table:formula="of:=[.C18]*1000" office:value-type="float" office:value="1.02366327092">
            <text:p>1.02366327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124">
            <text:p>21124</text:p>
          </table:table-cell>
          <table:table-cell office:value-type="float" office:value="0.00621576293871">
            <text:p>0.0062157629</text:p>
          </table:table-cell>
          <table:table-cell table:formula="of:=[.C19]*1000" office:value-type="float" office:value="6.21576293871">
            <text:p>6.21576293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4">
            <text:p>1074</text:p>
          </table:table-cell>
          <table:table-cell office:value-type="float" office:value="0.00081033325677">
            <text:p>0.0008103333</text:p>
          </table:table-cell>
          <table:table-cell table:formula="of:=[.C20]*1000" office:value-type="float" office:value="0.81033325677">
            <text:p>0.81033325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1">
            <text:p>171</text:p>
          </table:table-cell>
          <table:table-cell office:value-type="float" office:value="0.542579660826">
            <text:p>0.5425796608</text:p>
          </table:table-cell>
          <table:table-cell table:formula="of:=[.C21]*1000" office:value-type="float" office:value="542.579660826">
            <text:p>542.5796608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8">
            <text:p>648</text:p>
          </table:table-cell>
          <table:table-cell office:value-type="float" office:value="0.000862943967027">
            <text:p>0.000862944</text:p>
          </table:table-cell>
          <table:table-cell table:formula="of:=[.C22]*1000" office:value-type="float" office:value="0.862943967027">
            <text:p>0.8629439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626">
            <text:p>31626</text:p>
          </table:table-cell>
          <table:table-cell office:value-type="float" office:value="0.706054017084">
            <text:p>0.7060540171</text:p>
          </table:table-cell>
          <table:table-cell table:formula="of:=[.C23]*1000" office:value-type="float" office:value="706.054017084">
            <text:p>706.0540170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71198282">
            <text:p>871198282</text:p>
          </table:table-cell>
          <table:table-cell office:value-type="float" office:value="0.0571653862589">
            <text:p>0.0571653863</text:p>
          </table:table-cell>
          <table:table-cell table:formula="of:=[.C24]*1000" office:value-type="float" office:value="57.1653862589">
            <text:p>57.16538625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79871">
            <text:p>4179871</text:p>
          </table:table-cell>
          <table:table-cell office:value-type="float" office:value="3.05575772896">
            <text:p>3.055757729</text:p>
          </table:table-cell>
          <table:table-cell table:formula="of:=[.C25]*1000" office:value-type="float" office:value="3055.75772896">
            <text:p>3055.757728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83915460">
            <text:p>2783915460</text:p>
          </table:table-cell>
          <table:table-cell office:value-type="float" office:value="3.0423580377">
            <text:p>3.0423580377</text:p>
          </table:table-cell>
          <table:table-cell table:formula="of:=[.C26]*1000" office:value-type="float" office:value="3042.3580377">
            <text:p>3042.35803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782">
            <text:p>4782</text:p>
          </table:table-cell>
          <table:table-cell office:value-type="float" office:value="0.291656721895">
            <text:p>0.2916567219</text:p>
          </table:table-cell>
          <table:table-cell table:formula="of:=[.C27]*1000" office:value-type="float" office:value="291.656721895">
            <text:p>291.65672189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83">
            <text:p>983</text:p>
          </table:table-cell>
          <table:table-cell office:value-type="float" office:value="0.46624381343">
            <text:p>0.4662438134</text:p>
          </table:table-cell>
          <table:table-cell table:formula="of:=[.C28]*1000" office:value-type="float" office:value="466.24381343">
            <text:p>466.243813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59231">
            <text:p>-59231</text:p>
          </table:table-cell>
          <table:table-cell office:value-type="float" office:value="0.668599361742">
            <text:p>0.6685993617</text:p>
          </table:table-cell>
          <table:table-cell table:formula="of:=[.C29]*1000" office:value-type="float" office:value="668.599361742">
            <text:p>668.5993617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69171001">
            <text:p>669171001</text:p>
          </table:table-cell>
          <table:table-cell office:value-type="float" office:value="0.0107973858893">
            <text:p>0.0107973859</text:p>
          </table:table-cell>
          <table:table-cell table:formula="of:=[.C30]*1000" office:value-type="float" office:value="10.7973858893">
            <text:p>10.797385889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183">
            <text:p>9183</text:p>
          </table:table-cell>
          <table:table-cell office:value-type="float" office:value="0.0699462600843">
            <text:p>0.0699462601</text:p>
          </table:table-cell>
          <table:table-cell table:formula="of:=[.C31]*1000" office:value-type="float" office:value="69.9462600843">
            <text:p>69.94626008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43839">
            <text:p>443839</text:p>
          </table:table-cell>
          <table:table-cell office:value-type="float" office:value="0.540126252873">
            <text:p>0.5401262529</text:p>
          </table:table-cell>
          <table:table-cell table:formula="of:=[.C32]*1000" office:value-type="float" office:value="540.126252873">
            <text:p>540.12625287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3682">
            <text:p>73682</text:p>
          </table:table-cell>
          <table:table-cell office:value-type="float" office:value="0.00446036167939">
            <text:p>0.0044603617</text:p>
          </table:table-cell>
          <table:table-cell table:formula="of:=[.C33]*1000" office:value-type="float" office:value="4.46036167939">
            <text:p>4.460361679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228">
            <text:p>45228</text:p>
          </table:table-cell>
          <table:table-cell office:value-type="float" office:value="0.130667681241">
            <text:p>0.1306676812</text:p>
          </table:table-cell>
          <table:table-cell table:formula="of:=[.C34]*1000" office:value-type="float" office:value="130.667681241">
            <text:p>130.66768124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0.0863210228549">
            <text:p>0.0863210229</text:p>
          </table:table-cell>
          <table:table-cell table:formula="of:=[.C35]*1000" office:value-type="float" office:value="86.3210228549">
            <text:p>86.321022854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730">
            <text:p>40730</text:p>
          </table:table-cell>
          <table:table-cell office:value-type="float" office:value="0.0324261621513">
            <text:p>0.0324261622</text:p>
          </table:table-cell>
          <table:table-cell table:formula="of:=[.C36]*1000" office:value-type="float" office:value="32.4261621513">
            <text:p>32.42616215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4.3075445683">
            <text:p>34.3075445683</text:p>
          </table:table-cell>
          <table:table-cell table:formula="of:=[.C37]*1000" office:value-type="float" office:value="34307.5445683">
            <text:p>34307.544568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72187">
            <text:p>872187</text:p>
          </table:table-cell>
          <table:table-cell office:value-type="float" office:value="1.35758184494">
            <text:p>1.3575818449</text:p>
          </table:table-cell>
          <table:table-cell table:formula="of:=[.C38]*1000" office:value-type="float" office:value="1357.58184494">
            <text:p>1357.5818449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48317">
            <text:p>748317</text:p>
          </table:table-cell>
          <table:table-cell office:value-type="float" office:value="15.5662137868">
            <text:p>15.5662137868</text:p>
          </table:table-cell>
          <table:table-cell table:formula="of:=[.C39]*1000" office:value-type="float" office:value="15566.2137868">
            <text:p>15566.213786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2718654">
            <text:p>932718654</text:p>
          </table:table-cell>
          <table:table-cell office:value-type="float" office:value="0.00416522842672">
            <text:p>0.0041652284</text:p>
          </table:table-cell>
          <table:table-cell table:formula="of:=[.C40]*1000" office:value-type="float" office:value="4.16522842672">
            <text:p>4.165228426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40">
            <text:p>840</text:p>
          </table:table-cell>
          <table:table-cell office:value-type="float" office:value="1.14911062236">
            <text:p>1.1491106224</text:p>
          </table:table-cell>
          <table:table-cell table:formula="of:=[.C41]*1000" office:value-type="float" office:value="1149.11062236">
            <text:p>1149.110622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office:value-type="float" office:value="0.410020351493">
            <text:p>0.4100203515</text:p>
          </table:table-cell>
          <table:table-cell table:formula="of:=[.C42]*1000" office:value-type="float" office:value="410.020351493">
            <text:p>410.02035149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52413">
            <text:p>7652413</text:p>
          </table:table-cell>
          <table:table-cell office:value-type="float" office:value="0.245693941684">
            <text:p>0.2456939417</text:p>
          </table:table-cell>
          <table:table-cell table:formula="of:=[.C43]*1000" office:value-type="float" office:value="245.693941684">
            <text:p>245.6939416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office:value-type="float" office:value="0.0706058187446">
            <text:p>0.0706058187</text:p>
          </table:table-cell>
          <table:table-cell table:formula="of:=[.C44]*1000" office:value-type="float" office:value="70.6058187446">
            <text:p>70.605818744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695334890">
            <text:p>16695334890</text:p>
          </table:table-cell>
          <table:table-cell office:value-type="float" office:value="2.24949185753">
            <text:p>2.2494918575</text:p>
          </table:table-cell>
          <table:table-cell table:formula="of:=[.C45]*1000" office:value-type="float" office:value="2249.49185753">
            <text:p>2249.4918575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482660">
            <text:p>5482660</text:p>
          </table:table-cell>
          <table:table-cell office:value-type="float" office:value="0.859531969989">
            <text:p>0.85953197</text:p>
          </table:table-cell>
          <table:table-cell table:formula="of:=[.C46]*1000" office:value-type="float" office:value="859.531969989">
            <text:p>859.53196998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3776805">
            <text:p>1533776805</text:p>
          </table:table-cell>
          <table:table-cell office:value-type="float" office:value="0.984448402367">
            <text:p>0.9844484024</text:p>
          </table:table-cell>
          <table:table-cell table:formula="of:=[.C47]*1000" office:value-type="float" office:value="984.448402367">
            <text:p>984.4484023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777">
            <text:p>5777</text:p>
          </table:table-cell>
          <table:table-cell office:value-type="float" office:value="0.296683023037">
            <text:p>0.296683023</text:p>
          </table:table-cell>
          <table:table-cell table:formula="of:=[.C48]*1000" office:value-type="float" office:value="296.683023037">
            <text:p>296.68302303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4043">
            <text:p>134043</text:p>
          </table:table-cell>
          <table:table-cell office:value-type="float" office:value="0.422028502356">
            <text:p>0.4220285024</text:p>
          </table:table-cell>
          <table:table-cell table:formula="of:=[.C49]*1000" office:value-type="float" office:value="422.028502356">
            <text:p>422.02850235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110846700">
            <text:p>9110846700</text:p>
          </table:table-cell>
          <table:table-cell office:value-type="float" office:value="0.0773614830574">
            <text:p>0.0773614831</text:p>
          </table:table-cell>
          <table:table-cell table:formula="of:=[.C50]*1000" office:value-type="float" office:value="77.3614830574">
            <text:p>77.36148305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96962999629">
            <text:p>296962999629</text:p>
          </table:table-cell>
          <table:table-cell office:value-type="float" office:value="0.0593657329763">
            <text:p>0.059365733</text:p>
          </table:table-cell>
          <table:table-cell table:formula="of:=[.C51]*1000" office:value-type="float" office:value="59.3657329763">
            <text:p>59.36573297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7651">
            <text:p>997651</text:p>
          </table:table-cell>
          <table:table-cell office:value-type="float" office:value="1.7246794917">
            <text:p>1.7246794917</text:p>
          </table:table-cell>
          <table:table-cell table:formula="of:=[.C52]*1000" office:value-type="float" office:value="1724.6794917">
            <text:p>1724.6794917</text:p>
          </table:table-cell>
        </table:table-row>
        <table:table-row table:style-name="ro1">
          <table:table-cell table:style-name="Default"/>
          <table:table-cell/>
          <table:table-cell table:formula="of:=SUM([.C3:.C52])" office:value-type="float" office:value="79.4837871169316">
            <text:p>79.4837871169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>
            <text:p>problem</text:p>
          </table:table-cell>
          <table:table-cell table:style-name="ce1" office:value-type="string">
            <text:p>答え</text:p>
          </table:table-cell>
          <table:table-cell table:style-name="ce1" office:value-type="string">
            <text:p>実行時間 [s]</text:p>
          </table:table-cell>
          <table:table-cell table:style-name="ce1" office:value-type="string">
            <text:p>実行時間 [ms]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1313">
            <text:p>121313</text:p>
          </table:table-cell>
          <table:table-cell office:value-type="float" office:value="2.40907335263">
            <text:p>2.409073352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2857">
            <text:p>142857</text:p>
          </table:table-cell>
          <table:table-cell office:value-type="float" office:value="1.49206343096">
            <text:p>1.49206343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75">
            <text:p>4075</text:p>
          </table:table-cell>
          <table:table-cell office:value-type="float" office:value="0.181017613152">
            <text:p>0.181017613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76">
            <text:p>376</text:p>
          </table:table-cell>
          <table:table-cell office:value-type="float" office:value="0.430645486229">
            <text:p>0.430645486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9">
            <text:p>249</text:p>
          </table:table-cell>
          <table:table-cell office:value-type="float" office:value="0.54941941784">
            <text:p>0.549419417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72">
            <text:p>972</text:p>
          </table:table-cell>
          <table:table-cell office:value-type="float" office:value="0.456861507191">
            <text:p>0.456861507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float" office:value="258.842636506">
            <text:p>258.84263650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6241">
            <text:p>26241</text:p>
          </table:table-cell>
          <table:table-cell office:value-type="float" office:value="0.8956373251">
            <text:p>0.895637325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7359">
            <text:p>107359</text:p>
          </table:table-cell>
          <table:table-cell office:value-type="float" office:value="0.0336601634279">
            <text:p>0.033660163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684">
            <text:p>28684</text:p>
          </table:table-cell>
          <table:table-cell office:value-type="float" office:value="0.261592716065">
            <text:p>0.26159271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7035954683">
            <text:p>127035954683</text:p>
          </table:table-cell>
          <table:table-cell office:value-type="float" office:value="22.7996834355">
            <text:p>22.799683435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0.00208102358001">
            <text:p>0.002081023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22">
            <text:p>1322</text:p>
          </table:table-cell>
          <table:table-cell office:value-type="float" office:value="0.0417654727808">
            <text:p>0.041765472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72">
            <text:p>272</text:p>
          </table:table-cell>
          <table:table-cell office:value-type="float" office:value="0.0281414569924">
            <text:p>0.02814145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273">
            <text:p>7273</text:p>
          </table:table-cell>
          <table:table-cell office:value-type="float" office:value="0.0423223799698">
            <text:p>0.0423223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10510">
            <text:p>510510</text:p>
          </table:table-cell>
          <table:table-cell office:value-type="float" office:value="0.00042987075647">
            <text:p>0.000429870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19823">
            <text:p>8319823</text:p>
          </table:table-cell>
          <table:table-cell office:value-type="float" office:value="0.432640214858">
            <text:p>0.432640214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28570">
            <text:p>428570</text:p>
          </table:table-cell>
          <table:table-cell office:value-type="float" office:value="0.00431218112572">
            <text:p>0.004312181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03963552391">
            <text:p>303963552391</text:p>
          </table:table-cell>
          <table:table-cell office:value-type="float" office:value="1.53424658413">
            <text:p>1.534246584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95372">
            <text:p>7295372</text:p>
          </table:table-cell>
          <table:table-cell office:value-type="float" office:value="3.04655821092">
            <text:p>3.04655821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02">
            <text:p>402</text:p>
          </table:table-cell>
          <table:table-cell office:value-type="float" office:value="29.5095258076">
            <text:p>29.509525807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1667">
            <text:p>161667</text:p>
          </table:table-cell>
          <table:table-cell office:value-type="float" office:value="1.12780795428">
            <text:p>1.127807954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90569291">
            <text:p>190569291</text:p>
          </table:table-cell>
          <table:table-cell office:value-type="float" office:value="0.00836419420406">
            <text:p>0.008364194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0.0139768947676">
            <text:p>0.013976894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374">
            <text:p>55374</text:p>
          </table:table-cell>
          <table:table-cell office:value-type="float" office:value="10.3395780081">
            <text:p>10.339578008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3162890">
            <text:p>73162890</text:p>
          </table:table-cell>
          <table:table-cell office:value-type="float" office:value="0.00228120220094">
            <text:p>0.002281202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886">
            <text:p>40886</text:p>
          </table:table-cell>
          <table:table-cell office:value-type="float" office:value="0.217684947081">
            <text:p>0.217684947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27337">
            <text:p>427337</text:p>
          </table:table-cell>
          <table:table-cell office:value-type="float" office:value="0.0273182865737">
            <text:p>0.02731828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72">
            <text:p>2772</text:p>
          </table:table-cell>
          <table:table-cell office:value-type="float" office:value="0.0369611858787">
            <text:p>0.036961185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97343">
            <text:p>1097343</text:p>
          </table:table-cell>
          <table:table-cell office:value-type="float" office:value="0.609456643364">
            <text:p>0.609456643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43">
            <text:p>743</text:p>
          </table:table-cell>
          <table:table-cell office:value-type="float" office:value="0.0243066248858">
            <text:p>0.024306624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234">
            <text:p>14234</text:p>
          </table:table-cell>
          <table:table-cell office:value-type="float" office:value="1.14303275743">
            <text:p>1.143032757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5623">
            <text:p>85623</text:p>
          </table:table-cell>
          <table:table-cell office:value-type="float" office:value="1.23753118167">
            <text:p>1.237531181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8408346">
            <text:p>518408346</text:p>
          </table:table-cell>
          <table:table-cell office:value-type="float" office:value="0.000429229158385">
            <text:p>0.000429229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316">
            <text:p>14316</text:p>
          </table:table-cell>
          <table:table-cell office:value-type="float" office:value="4.75796929055">
            <text:p>4.757969290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739992577">
            <text:p>8739992577</text:p>
          </table:table-cell>
          <table:table-cell office:value-type="float" office:value="2.07439490879">
            <text:p>2.074394908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09">
            <text:p>709</text:p>
          </table:table-cell>
          <table:table-cell office:value-type="float" office:value="0.0198324402287">
            <text:p>0.019832440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6872327473">
            <text:p>756872327473</text:p>
          </table:table-cell>
          <table:table-cell office:value-type="float" office:value="0.000526752076212">
            <text:p>0.000526752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">
            <text:p>228</text:p>
          </table:table-cell>
          <table:table-cell office:value-type="float" office:value="0.047296048782">
            <text:p>0.047296048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29468">
            <text:p>329468</text:p>
          </table:table-cell>
          <table:table-cell office:value-type="float" office:value="0.112713716342">
            <text:p>0.112713716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87000">
            <text:p>1587000</text:p>
          </table:table-cell>
          <table:table-cell office:value-type="float" office:value="19.2290919205">
            <text:p>19.229091920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3082500">
            <text:p>333082500</text:p>
          </table:table-cell>
          <table:table-cell office:value-type="float" office:value="0.00114396949073">
            <text:p>0.001143969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417">
            <text:p>21417</text:p>
          </table:table-cell>
          <table:table-cell office:value-type="float" office:value="7.24999230082">
            <text:p>7.249992300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906969179">
            <text:p>2906969179</text:p>
          </table:table-cell>
          <table:table-cell office:value-type="float" office:value="0.408372727459">
            <text:p>0.4083727275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08720">
            <text:p>608720</text:p>
          </table:table-cell>
          <table:table-cell office:value-type="float" office:value="0.000371164526295">
            <text:p>0.0003711645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86262">
            <text:p>986262</text:p>
          </table:table-cell>
          <table:table-cell office:value-type="float" office:value="7.5138963742">
            <text:p>7.513896374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427258">
            <text:p>17427258</text:p>
          </table:table-cell>
          <table:table-cell office:value-type="float" office:value="82.7632849312">
            <text:p>82.763284931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5731441">
            <text:p>0.5731441</text:p>
          </table:table-cell>
          <table:table-cell office:value-type="float" office:value="0.000852042335212">
            <text:p>0.0008520423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389019170">
            <text:p>1389019170</text:p>
          </table:table-cell>
          <table:table-cell office:value-type="float" office:value="78.1068062014">
            <text:p>78.106806201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892371480">
            <text:p>892371480</text:p>
          </table:table-cell>
          <table:table-cell office:value-type="float" office:value="0.00239989785758">
            <text:p>0.0023998979</text:p>
          </table:table-cell>
          <table:table-cell/>
        </table:table-row>
        <table:table-row table:style-name="ro1">
          <table:table-cell table:style-name="Default"/>
          <table:table-cell/>
          <table:table-cell table:formula="of:=SUM([.C56:.C105])" office:value-type="float" office:value="540.07198795296">
            <text:p>540.07198795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2013/08/30</text:date>, <text:time>23:0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23:02:12.35</dc:date>
    <meta:generator>OpenOffice.org/3.4.1$Win32 OpenOffice.org_project/341m1$Build-9593</meta:generator>
    <meta:editing-duration>PT7M</meta:editing-duration>
    <meta:editing-cycles>11</meta:editing-cycles>
    <meta:document-statistic meta:table-count="1" meta:cell-count="360" meta:object-count="0"/>
  </office:meta>
</office:document-meta>
</file>